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E6E6FF"/>
    </style:style>
    <style:style style:name="ce4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9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6</text:p>
          </table:table-cell>
          <table:table-cell office:value-type="string" table:style-name="ce35">
            <text:p>Removing listener</text:p>
          </table:table-cell>
          <table:table-cell office:value-type="string" table:style-name="ce36">
            <text:p>- Remove invitation listener because there is already Intents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19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19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9</text:p>
          </table:table-cell>
          <table:table-cell office:value-type="string" table:style-name="ce35">
            <text:p>Add geoloc listener</text:p>
          </table:table-cell>
          <table:table-cell office:value-type="string" table:style-name="ce36">
            <text:p>- Add a callback listener for geoloc exchange during chat as for GSh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Pending new version</text:p>
          </table:table-cell>
          <table:table-cell office:value-type="string" table:style-name="ce45">
            <text:p><text:a xlink:href="https://rcsjta.googlecode.com/git/docs/CR/CR_blackbird_5.2/RCSJTA_TT_BB_CR030_VSH_R4.docx">https://rcsjta.googlecode.com/git/docs/CR/CR_blackbird_5.2/RCSJTA_TT_BB_CR030_VSH_R4.docx</text:a></text:p>
          </table:table-cell>
          <table:table-cell table:style-name="ce46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7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4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ew version</text:p>
          </table:table-cell>
          <table:table-cell office:value-type="string" table:style-name="ce45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ew version</text:p>
          </table:table-cell>
          <table:table-cell office:value-type="string" table:style-name="ce49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Pending new version</text:p>
          </table:table-cell>
          <table:table-cell office:value-type="string" table:style-name="ce45">
            <text:p><text:a xlink:href="https://rcsjta.googlecode.com/git/docs/CR/CR_blackbird_5.2/RCSJTA_TT_BB_CR035_FileUpload_API.doc">https://rcsjta.googlecode.com/git/docs/CR/CR_blackbird_5.2/RCSJTA_TT_BB_CR035_FileUpload_API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4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13T09:44:56Z</dc:date>
    <meta:editing-cycles>29</meta:editing-cycles>
    <meta:editing-duration>PT12357S</meta:editing-duration>
  </office:meta>
</office:document-meta>
</file>